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 office:value="10.0" office:value-type="float" table:style-name="transparent_fiat"/>
          <table:table-cell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 office:value="490.0" office:value-type="float" table:style-name="transparent_fiat"/>
          <table:table-cell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10 07:45:34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5661.171875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23:23:3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3346.6875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2534.40234375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10:5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7444.5703125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05T19:50:17.408908</dc:date>
    <meta:editing-duration>P1DT10H9M41S</meta:editing-duration>
    <meta:editing-cycles>106</meta:editing-cycles>
    <meta:generator>http://pypi.python.org/pypi/ezodf/0.1.0$Python3.10.1 (main, Dec  6 2021, 22:18:13) [Clang 13.0.0 (clang-1300.0.29.3)]</meta:generator>
    <meta:document-statistic meta:table-count="1" meta:cell-count="96" meta:object-count="0"/>
  </office:meta>
</office:document-meta>
</file>